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00a" officeooo:paragraph-rsid="0002f00a"/>
    </style:style>
    <style:style style:name="T1" style:family="text">
      <style:text-properties officeooo:rsid="00035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1 monitor <text:span text:style-name="T1">h</text:span>andleiding.</text:p>
      <text:p text:style-name="P1"/>
      <text:p text:style-name="P1">Sluit aan <text:span text:style-name="T1">op </text:span>5V USB voeding en P1 poort meter;</text:p>
      <text:p text:style-name="P1"/>
      <text:p text:style-name="P1">LED knippert langzaam als er geen wifi verbinding is. </text:p>
      <text:p text:style-name="P1">Indien dit het geval is:</text:p>
      <text:p text:style-name="P1">Installeer ESPtouch app op telefoon.</text:p>
      <text:p text:style-name="P1"/>
      <text:p text:style-name="P1">Locatie moet aan staan.</text:p>
      <text:p text:style-name="P1">Open app en selecteer Esptouch ( niet V2) </text:p>
      <text:p text:style-name="P1">Als het goed is verschijnt het SSID van het netwerk.</text:p>
      <text:p text:style-name="P1">Vul Wifi wachtwoord in en druk Start.</text:p>
      <text:p text:style-name="P1">Na enige tijd stopt de LED met knipperen en verschijnt het IPadres in beeld.</text:p>
      <text:p text:style-name="P1"/>
      <text:p text:style-name="P1">Als de P1 verbinding aanwezig is flitst de LED 1x per seconde.</text:p>
      <text:p text:style-name="P1"/>
      <text:p text:style-name="P1">In browser <text:s/>adresveld type “p1.local” of het ipadres (geen https).</text:p>
      <text:p text:style-name="P1">De site komt in <text:s/>beeld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26:00.624431949</meta:creation-date>
    <dc:date>2023-12-22T17:48:32.181963726</dc:date>
    <meta:editing-duration>PT22M32S</meta:editing-duration>
    <meta:editing-cycles>2</meta:editing-cycles>
    <meta:generator>LibreOffice/7.6.3.2$Linux_X86_64 LibreOffice_project/4fe86607b5ac922e55f140471fda9b60bdaa980d</meta:generator>
    <meta:document-statistic meta:table-count="0" meta:image-count="0" meta:object-count="0" meta:page-count="1" meta:paragraph-count="13" meta:word-count="102" meta:character-count="564" meta:non-whitespace-character-count="471"/>
  </office:meta>
</office:document-meta>
</file>